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3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P4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5" style:family="paragraph" style:parent-style-name="Standard">
      <style:text-properties fo:font-weight="normal" officeooo:rsid="000be8c1" officeooo:paragraph-rsid="0011dd67" style:font-weight-asian="normal" style:font-weight-complex="normal"/>
    </style:style>
    <style:style style:name="P6" style:family="paragraph" style:parent-style-name="Standard">
      <style:text-properties fo:font-weight="normal" officeooo:rsid="001441a5" officeooo:paragraph-rsid="001441a5" style:font-weight-asian="normal" style:font-weight-complex="normal"/>
    </style:style>
    <style:style style:name="P7" style:family="paragraph" style:parent-style-name="Standard">
      <style:text-properties officeooo:paragraph-rsid="000625ea"/>
    </style:style>
    <style:style style:name="P8" style:family="paragraph" style:parent-style-name="Standard">
      <style:text-properties officeooo:paragraph-rsid="00077980"/>
    </style:style>
    <style:style style:name="P9" style:family="paragraph" style:parent-style-name="Standard">
      <style:text-properties officeooo:paragraph-rsid="0007ffe5"/>
    </style:style>
    <style:style style:name="P10" style:family="paragraph" style:parent-style-name="Standard">
      <style:text-properties officeooo:paragraph-rsid="000be8c1"/>
    </style:style>
    <style:style style:name="P11" style:family="paragraph" style:parent-style-name="Standard">
      <style:text-properties fo:font-weight="bold" officeooo:rsid="0011dd67" officeooo:paragraph-rsid="0011dd67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paragraph-rsid="0007ffe5"/>
    </style:style>
    <style:style style:name="P13" style:family="paragraph" style:parent-style-name="Standard">
      <style:text-properties fo:font-weight="normal" officeooo:rsid="001441a5" officeooo:paragraph-rsid="001441a5" style:font-weight-asian="normal" style:font-weight-complex="normal"/>
    </style:style>
    <style:style style:name="P14" style:family="paragraph" style:parent-style-name="Standard">
      <style:text-properties fo:font-weight="normal" officeooo:rsid="001535ac" officeooo:paragraph-rsid="001535ac" style:font-weight-asian="normal" style:font-weight-complex="normal"/>
    </style:style>
    <style:style style:name="P15" style:family="paragraph" style:parent-style-name="Standard">
      <style:text-properties fo:font-weight="normal" officeooo:rsid="0016a80a" officeooo:paragraph-rsid="0016a80a" fo:background-color="#ffff00" style:font-weight-asian="normal" style:font-weight-complex="normal"/>
    </style:style>
    <style:style style:name="P16" style:family="paragraph" style:parent-style-name="Standard">
      <style:text-properties fo:font-weight="normal" officeooo:rsid="0016d9c6" officeooo:paragraph-rsid="0016d9c6" fo:background-color="transparent" style:font-weight-asian="normal" style:font-weight-complex="normal"/>
    </style:style>
    <style:style style:name="P17" style:family="paragraph" style:parent-style-name="Standard">
      <style:text-properties fo:font-weight="bold" officeooo:rsid="001441a5" officeooo:paragraph-rsid="0016a80a" style:font-weight-asian="bold" style:font-weight-complex="bold"/>
    </style:style>
    <style:style style:name="P18" style:family="paragraph" style:parent-style-name="Standard">
      <style:text-properties fo:font-weight="bold" officeooo:rsid="0016a80a" officeooo:paragraph-rsid="0016a80a" fo:background-color="transparent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535ac" officeooo:paragraph-rsid="0016a80a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6d9c6" officeooo:paragraph-rsid="0016d9c6" fo:background-color="transparent" style:font-weight-asian="bold" style:font-weight-complex="bold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  <style:style style:name="T3" style:family="text">
      <style:text-properties fo:font-weight="bold" officeooo:rsid="000625ea" style:font-weight-asian="bold" style:font-weight-complex="bold"/>
    </style:style>
    <style:style style:name="T4" style:family="text">
      <style:text-properties fo:font-weight="bold" officeooo:rsid="000fd3d0" style:font-weight-asian="bold" style:font-weight-complex="bold"/>
    </style:style>
    <style:style style:name="T5" style:family="text">
      <style:text-properties fo:font-weight="bold" officeooo:rsid="00077980" style:font-weight-asian="bold" style:font-weight-complex="bold"/>
    </style:style>
    <style:style style:name="T6" style:family="text">
      <style:text-properties fo:font-weight="bold" officeooo:rsid="0007ffe5" style:font-weight-asian="bold" style:font-weight-complex="bold"/>
    </style:style>
    <style:style style:name="T7" style:family="text">
      <style:text-properties fo:font-weight="bold" officeooo:rsid="000be8c1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1dd67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fo:font-weight="normal" officeooo:rsid="0016a32f" fo:background-color="#ffff00" loext:char-shading-value="0" style:font-weight-asian="normal" style:font-weight-complex="normal"/>
    </style:style>
    <style:style style:name="T12" style:family="text">
      <style:text-properties fo:font-weight="normal" officeooo:rsid="0016a80a" fo:background-color="#ffff00" loext:char-shading-value="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a32f"/>
    </style:style>
    <style:style style:name="T15" style:family="text">
      <style:text-properties officeooo:rsid="00188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Hjemme: </text:span><text:span text:style-name="T8">Explain feature-based stereotyping! Can you think of an example of the same process at work here in Norway? </text:span>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7"><text:span text:style-name="T4">Kringsjå(hjemme): </text:span><text:span text:style-name="T8">What can we assess with the who-said-what paradigm and how can this be achieved? Why is categorization by sex automatic, but categorization by race not, according to evolutionary psychology? </text:span></text:p>
      <text:p text:style-name="P2">* t-bane</text:p>
      <text:p text:style-name="P2">* trapp</text:p>
      <text:p text:style-name="P2">* utenfor inngang</text:p>
      <text:p text:style-name="P2">* inngang</text:p>
      <text:p text:style-name="P2">* heis</text:p>
      <text:p text:style-name="P2">* gang <text:span text:style-name="T2">heis</text:span></text:p>
      <text:p text:style-name="P2">* <text:span text:style-name="T2">gang utenfor</text:span> leilighet</text:p>
      <text:p text:style-name="P2"/>
      <text:p text:style-name="P8"><text:span text:style-name="T5">Maria: </text:span><text:span text:style-name="T8">What is the shooter bias and how is it measured? If we were to assess the shooter bias against Non-Caucasians wearing Muslim headgear what result would you expect? Explain! </text:span></text:p>
      <text:p text:style-name="P2">* Utenfor hus</text:p>
      <text:p text:style-name="P2">* nede</text:p>
      <text:p text:style-name="P2">* trapp</text:p>
      <text:p text:style-name="P2">* oppe utenfor</text:p>
      <text:p text:style-name="P2">* gang</text:p>
      <text:p text:style-name="P2">* stue</text:p>
      <text:p text:style-name="P2">* soverom (Maria)</text:p>
      <text:p text:style-name="P2"/>
      <text:p text:style-name="P9"/>
      <text:p text:style-name="P12"><text:span text:style-name="T6">Forksningsparken: </text:span><text:span text:style-name="T8">How convincing is the evidence for Botox reducing emotion recognition accuracy? (to answer this question, you should also do a search for other studies on the same issue! </text:span></text:p>
      <text:p text:style-name="P3">* tbane (forksningsparken)</text:p>
      <text:p text:style-name="P3">* gå til bro</text:p>
      <text:p text:style-name="P3">* bro</text:p>
      <text:p text:style-name="P3">* 2. etasje</text:p>
      <text:p text:style-name="P3">* 3. etasje</text:p>
      <text:p text:style-name="P3">* Algol</text:p>
      <text:p text:style-name="P3">* utenfor heis</text:p>
      <text:p text:style-name="P3">* heis</text:p>
      <text:p text:style-name="P3">* ute av heis 5. etasje</text:p>
      <text:p text:style-name="P4">* gangen til lab</text:p>
      <text:p text:style-name="P4"/>
      <text:p text:style-name="P10"><text:span text:style-name="T7">Bestemor/bestefar (Storløkka): </text:span><text:span text:style-name="T8">Why do people react with elevated cortisol to not being mimicked? What is socially dependent cortisol reactivity? What implications might the present findings have for health models and health interventions? </text:span></text:p>
      <text:p text:style-name="P4">* utenfor gårdsplassen</text:p>
      <text:p text:style-name="P4">* I gårdsplassen</text:p>
      <text:p text:style-name="P4">* nede</text:p>
      <text:p text:style-name="P4">* trapp</text:p>
      <text:p text:style-name="P4">* oppe</text:p>
      <text:p text:style-name="P4">* I gang oppe</text:p>
      <text:p text:style-name="P4">* kjøkken</text:p>
      <text:p text:style-name="P4">* rom bak kjøkken</text:p>
      <text:p text:style-name="P4">* stue</text:p>
      <text:p text:style-name="P4"/>
      <text:p text:style-name="P11">Bestemor/bestefar (andre sia): <text:span text:style-name="T10">How does having a negative attitude towards someone influence facial responses to facial emotional expressions of that person?</text:span></text:p>
      <text:p text:style-name="P5">* <text:span text:style-name="T9">Gårdsplass</text:span></text:p>
      <text:p text:style-name="P5">* <text:span text:style-name="T9">Garasje</text:span></text:p>
      <text:p text:style-name="P5">* <text:span text:style-name="T9">inne I gang nede</text:span></text:p>
      <text:p text:style-name="P5">* <text:span text:style-name="T9">trapp</text:span></text:p>
      <text:p text:style-name="P5">* <text:span text:style-name="T9">stue</text:span></text:p>
      <text:p text:style-name="P5">* <text:span text:style-name="T9">kjøkken</text:span></text:p>
      <text:p text:style-name="P5">* <text:span text:style-name="T9">trapp</text:span></text:p>
      <text:p text:style-name="P5">* <text:span text:style-name="T9">oppe etter trapp</text:span></text:p>
      <text:p text:style-name="P5"/>
      <text:p text:style-name="P17">Hallingby Skole: <text:span text:style-name="T12">What predictions does the embodiment account make - how can it be tested whether a concept is embodied? Name at least 2 methods, and describe one in more detail with an example study.</text:span><text:span text:style-name="T8"> </text:span></text:p>
      <text:p text:style-name="P6">* bussholdeplass</text:p>
      <text:p text:style-name="P6">* utenfor inngang</text:p>
      <text:p text:style-name="P6">* inngang ved skohylle</text:p>
      <text:p text:style-name="P6">* gang utenfor klasserom</text:p>
      <text:p text:style-name="P6">* b-klassens rom</text:p>
      <text:p text:style-name="P6">* a-klassens rom</text:p>
      <text:p text:style-name="P6">* rom bak b-klassen</text:p>
      <text:p text:style-name="P6">* trapp ned</text:p>
      <text:p text:style-name="P6">* rom nede</text:p>
      <text:p text:style-name="P6">* skohylle nede</text:p>
      <text:p text:style-name="P6">* utenfor dør nede</text:p>
      <text:p text:style-name="P6"/>
      <text:p text:style-name="P20">Blindern: <text:span text:style-name="T10">How could modal representations develop? Describe at least 2 different accounts, and name examples of embodied concepts for each</text:span></text:p>
      <text:p text:style-name="P16">* bakke opp til blindern</text:p>
      <text:p text:style-name="P16">* overgangsfelt</text:p>
      <text:p text:style-name="P16">* vei til bibliotek</text:p>
      <text:p text:style-name="P16">* plass foran bibliotek</text:p>
      <text:p text:style-name="P16">* teite trapper</text:p>
      <text:p text:style-name="P16">* OK trapper</text:p>
      <text:p text:style-name="P16">* teite trapper igjen</text:p>
      <text:p text:style-name="P16">* område matnat</text:p>
      <text:p text:style-name="P16">* inne kafeteria</text:p>
      <text:p text:style-name="P16">* inne område</text:p>
      <text:p text:style-name="P16">* inne forelesningsrom</text:p>
      <text:p text:style-name="P19">Busstur til Oslo <text:span text:style-name="T14">pluss tbane til blinder</text:span>: <text:span text:style-name="T11">Give som examples of framing effects</text:span></text:p>
      <text:p text:style-name="P14">* Bussholdeplass Hnf</text:p>
      <text:p text:style-name="P14">* inne på buss</text:p>
      <text:p text:style-name="P14">* bussholdeplass Oslo</text:p>
      <text:p text:style-name="P14">* <text:span text:style-name="T15">rulletrapp</text:span></text:p>
      <text:p text:style-name="P14">* oppe bussterminal</text:p>
      <text:p text:style-name="P14">* utenfor terminal</text:p>
      <text:p text:style-name="P14">* bro</text:p>
      <text:p text:style-name="P14">* rett etter bro</text:p>
      <text:p text:style-name="P14">* inne jernbanetorget</text:p>
      <text:p text:style-name="P14">* første rulletrapp</text:p>
      <text:p text:style-name="P14">* platå</text:p>
      <text:p text:style-name="P14">* andre rulletrapp</text:p>
      <text:p text:style-name="P14">* område etter dører etter rulletrapp</text:p>
      <text:p text:style-name="P14">* etter beep maskiner</text:p>
      <text:p text:style-name="P14">* rulletrapp ned til platform</text:p>
      <text:p text:style-name="P14">* platform</text:p>
      <text:p text:style-name="P14">* inne på tbanen</text:p>
      <text:p text:style-name="P14"/>
      <text:p text:style-name="P15"/>
      <text:p text:style-name="P18">Båten til Kiel: <text:span text:style-name="T10">Discuss the concept “psychological distance” and give some examples of how it can affect judgments and decisions</text:span></text:p>
      <text:p text:style-name="P18"><text:span text:style-name="T13">* utenfor inngang</text:span></text:p>
      <text:p text:style-name="P18"><text:span text:style-name="T13">* inn I hovedområdet<text:line-break/>* Rulletrappen</text:span></text:p>
      <text:p text:style-name="P18"><text:span text:style-name="T13">* Oppe</text:span></text:p>
      <text:p text:style-name="P18"><text:span text:style-name="T13">* tunnelen til båten</text:span></text:p>
      <text:p text:style-name="P18"><text:span text:style-name="T13">* inngang til båten</text:span></text:p>
      <text:p text:style-name="P18"><text:span text:style-name="T13">* cafeen til høyre</text:span></text:p>
      <text:p text:style-name="P18"><text:span text:style-name="T13">* heiser (høyre)</text:span></text:p>
      <text:p text:style-name="P18"><text:span text:style-name="T13">* Underholdning øver</text:span></text:p>
      <text:p text:style-name="P18"><text:span text:style-name="T13">* underholdning bord og plasser</text:span></text:p>
      <text:p text:style-name="P18"><text:span text:style-name="T13">* underholdning scene</text:span></text:p>
      <text:p text:style-name="P18"><text:span text:style-name="T13">* underholdning bord og plasser</text:span></text:p>
      <text:p text:style-name="P18"><text:span text:style-name="T13">* underholdning oppe</text:span></text:p>
      <text:p text:style-name="P18"><text:span text:style-name="T13">* heiser (venstre)</text:span></text:p>
      <text:p text:style-name="P18"><text:span text:style-name="T13">* fancy butikk med dyre klær (spesielt Moods of Norwa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5-02T20:46:41.659000000</dc:date>
    <meta:editing-duration>PT6H16M8S</meta:editing-duration>
    <meta:editing-cycles>7</meta:editing-cycles>
    <meta:generator>LibreOffice/4.3.4.1$Windows_x86 LibreOffice_project/bc356b2f991740509f321d70e4512a6a54c5f243</meta:generator>
    <meta:document-statistic meta:table-count="0" meta:image-count="0" meta:object-count="0" meta:page-count="4" meta:paragraph-count="110" meta:word-count="565" meta:character-count="3187" meta:non-whitespace-character-count="2726"/>
  </office:meta>
</office:document-meta>
</file>